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152602" officeooo:paragraph-rsid="00152602"/>
    </style:style>
    <style:style style:name="P2" style:family="paragraph" style:parent-style-name="Subtitle">
      <style:text-properties officeooo:rsid="00149edd"/>
    </style:style>
    <style:style style:name="P3" style:family="paragraph" style:parent-style-name="Title">
      <style:text-properties officeooo:rsid="00149edd"/>
    </style:style>
    <style:style style:name="P4" style:family="paragraph" style:parent-style-name="Text_20_body">
      <style:text-properties officeooo:rsid="00197d56" officeooo:paragraph-rsid="00197d56"/>
    </style:style>
    <style:style style:name="P5" style:family="paragraph" style:parent-style-name="Text_20_body">
      <style:text-properties officeooo:paragraph-rsid="00197d56"/>
    </style:style>
    <style:style style:name="P6" style:family="paragraph" style:parent-style-name="Text_20_body">
      <style:text-properties officeooo:rsid="001f8513" officeooo:paragraph-rsid="001f8513"/>
    </style:style>
    <style:style style:name="P7" style:family="paragraph" style:parent-style-name="Text_20_body">
      <style:text-properties officeooo:rsid="00205123" officeooo:paragraph-rsid="00205123"/>
    </style:style>
    <style:style style:name="P8" style:family="paragraph" style:parent-style-name="Text_20_body">
      <style:text-properties officeooo:rsid="00215df1" officeooo:paragraph-rsid="00215df1"/>
    </style:style>
    <style:style style:name="P9" style:family="paragraph" style:parent-style-name="Text_20_body">
      <style:text-properties officeooo:rsid="00262785" officeooo:paragraph-rsid="00262785"/>
    </style:style>
    <style:style style:name="P10" style:family="paragraph" style:parent-style-name="Text_20_body">
      <style:text-properties officeooo:rsid="00274446" officeooo:paragraph-rsid="00274446"/>
    </style:style>
    <style:style style:name="P11" style:family="paragraph" style:parent-style-name="Text_20_body">
      <style:text-properties officeooo:rsid="002b34e7" officeooo:paragraph-rsid="002b34e7"/>
    </style:style>
    <style:style style:name="P12" style:family="paragraph" style:parent-style-name="Text_20_body">
      <style:text-properties officeooo:rsid="002cad64" officeooo:paragraph-rsid="002cad64"/>
    </style:style>
    <style:style style:name="P13" style:family="paragraph" style:parent-style-name="Text_20_body">
      <style:text-properties officeooo:rsid="00399417" officeooo:paragraph-rsid="00399417"/>
    </style:style>
    <style:style style:name="P14" style:family="paragraph" style:parent-style-name="Text_20_body">
      <style:text-properties officeooo:rsid="00399417" officeooo:paragraph-rsid="00482943"/>
    </style:style>
    <style:style style:name="P15" style:family="paragraph" style:parent-style-name="Text_20_body">
      <style:text-properties officeooo:rsid="003a1c70" officeooo:paragraph-rsid="003a1c70"/>
    </style:style>
    <style:style style:name="P16" style:family="paragraph" style:parent-style-name="Text_20_body">
      <style:text-properties officeooo:rsid="004214e4" officeooo:paragraph-rsid="004214e4"/>
    </style:style>
    <style:style style:name="P17" style:family="paragraph" style:parent-style-name="Text_20_body">
      <style:text-properties officeooo:rsid="0043cae6" officeooo:paragraph-rsid="0043cae6"/>
    </style:style>
    <style:style style:name="P18" style:family="paragraph" style:parent-style-name="Text_20_body">
      <style:text-properties officeooo:rsid="004ef679" officeooo:paragraph-rsid="004ef679"/>
    </style:style>
    <style:style style:name="P19" style:family="paragraph" style:parent-style-name="Text_20_body">
      <style:text-properties officeooo:rsid="0050e266" officeooo:paragraph-rsid="0050e266"/>
    </style:style>
    <style:style style:name="P20" style:family="paragraph" style:parent-style-name="Text_20_body">
      <style:text-properties officeooo:rsid="003689b5" officeooo:paragraph-rsid="003689b5"/>
    </style:style>
    <style:style style:name="P21" style:family="paragraph" style:parent-style-name="Text_20_body">
      <style:text-properties officeooo:rsid="00516b3d" officeooo:paragraph-rsid="00516b3d"/>
    </style:style>
    <style:style style:name="P22" style:family="paragraph" style:parent-style-name="Text_20_body">
      <style:text-properties officeooo:rsid="003223de" officeooo:paragraph-rsid="0054dce0"/>
    </style:style>
    <style:style style:name="P23" style:family="paragraph" style:parent-style-name="Text_20_body">
      <style:text-properties officeooo:rsid="0055eec7" officeooo:paragraph-rsid="0055eec7"/>
    </style:style>
    <style:style style:name="P24" style:family="paragraph" style:parent-style-name="Text_20_body">
      <style:text-properties officeooo:rsid="0054dce0" officeooo:paragraph-rsid="0054dce0"/>
    </style:style>
    <style:style style:name="P25" style:family="paragraph" style:parent-style-name="Heading_20_1">
      <style:text-properties officeooo:rsid="00152602" officeooo:paragraph-rsid="00152602"/>
    </style:style>
    <style:style style:name="P26" style:family="paragraph" style:parent-style-name="Heading_20_1">
      <style:text-properties officeooo:rsid="00152602"/>
    </style:style>
    <style:style style:name="P27" style:family="paragraph" style:parent-style-name="Heading_20_1">
      <style:text-properties officeooo:rsid="002ea360" officeooo:paragraph-rsid="002ea360"/>
    </style:style>
    <style:style style:name="P28" style:family="paragraph" style:parent-style-name="Heading_20_3">
      <style:text-properties officeooo:rsid="00197d56" officeooo:paragraph-rsid="00197d56"/>
    </style:style>
    <style:style style:name="P29" style:family="paragraph" style:parent-style-name="Heading_20_3">
      <style:text-properties officeooo:rsid="001cc2d3" officeooo:paragraph-rsid="002ce9ea"/>
    </style:style>
    <style:style style:name="P30" style:family="paragraph" style:parent-style-name="Heading_20_3">
      <style:text-properties officeooo:rsid="001cc2d3" officeooo:paragraph-rsid="001cc2d3"/>
    </style:style>
    <style:style style:name="P31" style:family="paragraph" style:parent-style-name="Heading_20_3">
      <style:text-properties officeooo:rsid="001e9165" officeooo:paragraph-rsid="001e9165"/>
    </style:style>
    <style:style style:name="P32" style:family="paragraph" style:parent-style-name="Heading_20_4">
      <style:text-properties officeooo:rsid="00197d56" officeooo:paragraph-rsid="00197d56"/>
    </style:style>
    <style:style style:name="P33" style:family="paragraph" style:parent-style-name="Heading_20_4">
      <style:text-properties officeooo:rsid="00399417" officeooo:paragraph-rsid="003a1c70"/>
    </style:style>
    <style:style style:name="P34" style:family="paragraph" style:parent-style-name="Heading_20_4">
      <style:text-properties officeooo:rsid="001b0ba3" officeooo:paragraph-rsid="001b0ba3"/>
    </style:style>
    <style:style style:name="P35" style:family="paragraph" style:parent-style-name="Heading_20_4">
      <style:text-properties officeooo:rsid="003f0c8e" officeooo:paragraph-rsid="001b0ba3"/>
    </style:style>
    <style:style style:name="T1" style:family="text">
      <style:text-properties officeooo:rsid="0017bab0"/>
    </style:style>
    <style:style style:name="T2" style:family="text">
      <style:text-properties officeooo:rsid="001f8513"/>
    </style:style>
    <style:style style:name="T3" style:family="text">
      <style:text-properties officeooo:rsid="00235c8d"/>
    </style:style>
    <style:style style:name="T4" style:family="text">
      <style:text-properties officeooo:rsid="002b536f"/>
    </style:style>
    <style:style style:name="T5" style:family="text">
      <style:text-properties officeooo:rsid="002ce9ea"/>
    </style:style>
    <style:style style:name="T6" style:family="text">
      <style:text-properties officeooo:rsid="004ef679"/>
    </style:style>
    <style:style style:name="T7" style:family="text">
      <style:text-properties officeooo:rsid="0052be45"/>
    </style:style>
    <style:style style:name="T8" style:family="text">
      <style:text-properties officeooo:rsid="00545c50"/>
    </style:style>
    <style:style style:name="T9" style:family="text">
      <style:text-properties officeooo:rsid="0054dce0"/>
    </style:style>
    <style:style style:name="T10" style:family="text">
      <style:text-properties officeooo:rsid="0055eec7"/>
    </style:style>
    <style:style style:name="T11" style:family="text">
      <style:text-properties officeooo:rsid="005aed0f"/>
    </style:style>
    <style:style style:name="T12" style:family="text">
      <style:text-properties officeooo:rsid="005b16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eport esame Data Mining</text:p>
      <text:p text:style-name="P2">Pietro Stangherlin</text:p>
      <text:h text:style-name="P25" text:outline-level="1">Prep<text:span text:style-name="T1">r</text:span>ocessing</text:h>
      <text:h text:style-name="P28" text:outline-level="3">Rimozione variabili</text:h>
      <text:p text:style-name="P4"><text:span text:style-name="T2">Rimozione </text:span>ID e Leaker</text:p>
      <text:p text:style-name="P4"/>
      <text:h text:style-name="P29" text:outline-level="3">Trasformazione varia<text:span text:style-name="T5">bili esplicative testuali</text:span></text:h>
      <text:h text:style-name="P30" text:outline-level="3">Trasformazione variabili <text:span text:style-name="T2">esplicative</text:span></text:h>
      <text:p text:style-name="P6">Per le esplicative qualitative con molti valori mancanti viene aggiunta la nuova modalità “mancante”.</text:p>
      <text:p text:style-name="P7">Le esplicative quantitative con molti valori mancanti vengono trasformate in qualitative tramite suddivisione in classi (basate sui quantili) e aggiunta la modalità “mancante”.</text:p>
      <text:p text:style-name="P10">Le variabili quantitative con meno di 5 modalità sono convertite in qualitative.</text:p>
      <text:p text:style-name="P8">Per tutte le esplicative qualitative con più di 25 modalità, <text:span text:style-name="T3">le modalità sono ordinate in modo decrescente per frequenza e tutte le modalità così ordinate dopo la 25-esima sono raggruppate nella modalità “Altro”. Questa procedura è dovuta alle limitate risorse computazionali e di tempo disponibili, in altre circostanze è opportuno valutare caso per caso.</text:span></text:p>
      <text:h text:style-name="P31" text:outline-level="3">Analisi variabili esplicative</text:h>
      <text:p text:style-name="P9">Analisi distribuzione di alcune variabili quantitative</text:p>
      <text:h text:style-name="P26" text:outline-level="1">Gestione del compromesso varianza – distorsione</text:h>
      <text:p text:style-name="P22">Per gestire il compromesso varianza – distorsione, <text:span text:style-name="T9">non disponendo di un elevato numero di osservazioni si impiega il metodo della convalida incrociata sia per la selezione dei modelli per ogni famiglia di modelli che per il confronto finale tra i modelli migliori: i valori delle metriche in corrispondenza dei parametri scelti per ogni modello sono le medesime impiegate per il confronto tra modelli. </text:span></text:p>
      <text:p text:style-name="P24">Chiaramente questa procedura risulta essere troppo ottimista, ma è un compromesso dovuto alla ridotta numerosità campionaria.</text:p>
      <text:p text:style-name="P23">Nel caso in questione, per la convalida incrociata si ha:</text:p>
      <text:p text:style-name="P17"><text:span text:style-name="T10">I</text:span>l sotto-insieme di stima è partizionato in K = 10 sotto-insiemi di dimensione uguale (o quasi). In questo caso il parametro (se uni-dimensionale) è selezionato in base al criterio della distanza di un errore standard.</text:p>
      <text:p text:style-name="P1"><text:soft-page-break/></text:p>
      <text:h text:style-name="P26" text:outline-level="1">Analisi Esplorative</text:h>
      <text:p text:style-name="Text_20_body"/>
      <text:h text:style-name="P27" text:outline-level="1">Metriche</text:h>
      <text:p text:style-name="P20">Le metriche impiegate sono l’MSE e il MAE.</text:p>
      <text:p text:style-name="P13">Dove non specificato, la metrica di selezione impiegata è l’MSE.</text:p>
      <text:h text:style-name="P26" text:outline-level="1">Modelli</text:h>
      <text:h text:style-name="P32" text:outline-level="4">Ridge </text:h>
      <text:h text:style-name="P33" text:outline-level="4">No interazione</text:h>
      <text:p text:style-name="P13"/>
      <text:h text:style-name="P33" text:outline-level="4">SI interazione</text:h>
      <text:p text:style-name="P15"/>
      <text:h text:style-name="P32" text:outline-level="4">Lasso</text:h>
      <text:h text:style-name="P33" text:outline-level="4">No interazione</text:h>
      <text:p text:style-name="P14"/>
      <text:h text:style-name="P33" text:outline-level="4">SI interazione</text:h>
      <text:p text:style-name="P5"/>
      <text:h text:style-name="P34" text:outline-level="4">Albero</text:h>
      <text:p text:style-name="P21">Nella convalida incrociata, in questo specifico caso, per avere una valutazione più onesta dell’errore di previsione, per ogni <text:span text:style-name="T8">insieme</text:span> di convalida: <text:span text:style-name="T7">si tiene da parte un ulteriore insieme (quello con l’indice più </text:span><text:span text:style-name="T8">piccolo</text:span><text:span text:style-name="T7"> se </text:span><text:span text:style-name="T8">l’insieme di convalida è quello con l’indice maggiore, in tutti gli altri casi è l’insieme con l’indice di quello di convalida – 1). Tutti gli insiemi tranne i due tenuti da parte sono impiegati per la crescita, il secondo insieme tenuto da parte è impiegato per la potatura e l’ultimo è effettivamente impiegato per la stima dell’errore di convalida rispetto agli alberi potati.</text:span></text:p>
      <text:h text:style-name="P35" text:outline-level="4" text:is-list-header="true"/>
      <text:h text:style-name="P34" text:outline-level="4">PPR</text:h>
      <text:p text:style-name="P16">I parametri da selezionare sono il numero di funzioni dorsali e il grado di lisciamento per ciascuna.</text:p>
      <text:p text:style-name="P16">NOTA: Per limitazioni computazionali e di tempo si assume che il parametro di lisciamento sia il medesimo per tutte le funzioni dorsali, inoltre è considerato solo un limitato sotto-insieme di valori di lisciamento.</text:p>
      <text:h text:style-name="P34" text:outline-level="4"><text:soft-page-break/>Random Forest</text:h>
      <text:p text:style-name="P18">Per vincoli computazionali e di tempo si adotta un approccio sub-optimale:</text:p>
      <text:p text:style-name="P18">Si fissano inizialmente il numero di alberi bootstrap a 400 e per la selezione del miglior numero di variabili scelte ad ogni split.</text:p>
      <text:p text:style-name="P18">Una volta selezionato il numero di variabili ottimale si controlla se per tale valore sia ha effettivamente convergenza <text:span text:style-name="T11">della metrica</text:span> rispetto al numero di alberi boostrap.</text:p>
      <text:h text:style-name="P34" text:outline-level="4">Bagging</text:h>
      <text:p text:style-name="P19"><text:tab/> </text:p>
      <text:h text:style-name="P26" text:outline-level="1">Conclusioni</text:h>
      <text:p text:style-name="P11">Metriche di tutti i modelli.</text:p>
      <text:h text:style-name="Heading_20_3" text:outline-level="3">Analisi modelli migliori</text:h>
      <text:p text:style-name="P12">Coefficienti ed e<text:span text:style-name="T4">ventuali grafici.</text:span></text:p>
      <text:h text:style-name="Heading_20_3" text:outline-level="3">Note conclusive</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8-07T14:05:13.813000000</meta:creation-date>
    <dc:date>2024-08-23T05:30:45.454000000</dc:date>
    <meta:editing-duration>PT2H15M40S</meta:editing-duration>
    <meta:editing-cycles>67</meta:editing-cycles>
    <meta:generator>LibreOffice/7.3.4.2$Windows_X86_64 LibreOffice_project/728fec16bd5f605073805c3c9e7c4212a0120dc5</meta:generator>
    <meta:document-statistic meta:table-count="0" meta:image-count="0" meta:object-count="0" meta:page-count="3" meta:paragraph-count="45" meta:word-count="518" meta:character-count="3468" meta:non-whitespace-character-count="2987"/>
  </office:meta>
</office:document-meta>
</file>